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174529" officeooo:paragraph-rsid="00182ae1"/>
    </style:style>
    <style:style style:name="P6" style:family="paragraph" style:parent-style-name="Text_20_body">
      <style:text-properties officeooo:paragraph-rsid="00182ae1"/>
    </style:style>
    <style:style style:name="P7" style:family="paragraph" style:parent-style-name="Text_20_body">
      <style:text-properties officeooo:paragraph-rsid="001a3000"/>
    </style:style>
    <style:style style:name="P8" style:family="paragraph" style:parent-style-name="Text_20_body">
      <style:text-properties officeooo:paragraph-rsid="001aa34f"/>
    </style:style>
    <style:style style:name="P9" style:family="paragraph" style:parent-style-name="Text_20_body">
      <style:paragraph-properties fo:margin-top="0cm" fo:margin-bottom="0.247cm" loext:contextual-spacing="false"/>
    </style:style>
    <style:style style:name="P10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13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rsid="00135b42" officeooo:paragraph-rsid="00135b42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 text:display="true"/>
    </style:style>
    <style:style style:name="P20" style:family="paragraph" style:parent-style-name="Table_20_Contents">
      <style:paragraph-properties style:snap-to-layout-grid="false"/>
    </style:style>
    <style:style style:name="P2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 style:list-style-name="WW8Num2">
      <style:text-properties officeooo:paragraph-rsid="002cb66c"/>
    </style:style>
    <style:style style:name="P24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25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26" style:family="paragraph" style:parent-style-name="Standard" style:list-style-name="WW8Num2">
      <style:text-properties officeooo:rsid="0029bf4d" officeooo:paragraph-rsid="0029bf4d"/>
    </style:style>
    <style:style style:name="P27" style:family="paragraph" style:parent-style-name="Standard" style:list-style-name="WW8Num2">
      <style:text-properties officeooo:rsid="002cb336" officeooo:paragraph-rsid="002cb336"/>
    </style:style>
    <style:style style:name="P28" style:family="paragraph" style:parent-style-name="Standard" style:list-style-name="WW8Num3"/>
    <style:style style:name="P29" style:family="paragraph" style:parent-style-name="Standard" style:list-style-name="WW8Num3">
      <style:text-properties officeooo:paragraph-rsid="000f9f4c"/>
    </style:style>
    <style:style style:name="P30" style:family="paragraph" style:parent-style-name="Standard" style:list-style-name="WW8Num3">
      <style:text-properties officeooo:paragraph-rsid="000ff816"/>
    </style:style>
    <style:style style:name="P31" style:family="paragraph" style:parent-style-name="Standard" style:list-style-name="WW8Num3">
      <style:text-properties officeooo:rsid="00131a31" officeooo:paragraph-rsid="00131a31"/>
    </style:style>
    <style:style style:name="P32" style:family="paragraph" style:parent-style-name="Standard" style:list-style-name="WW8Num3">
      <style:text-properties officeooo:rsid="001d2a81" officeooo:paragraph-rsid="001d2a81"/>
    </style:style>
    <style:style style:name="P33" style:family="paragraph" style:parent-style-name="Standard" style:list-style-name="WW8Num3">
      <style:text-properties officeooo:rsid="001d2a81" officeooo:paragraph-rsid="00204300"/>
    </style:style>
    <style:style style:name="P34" style:family="paragraph" style:parent-style-name="Standard" style:list-style-name="WW8Num2">
      <style:text-properties officeooo:rsid="00148d0a" officeooo:paragraph-rsid="003141e6"/>
    </style:style>
    <style:style style:name="P35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6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7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style:text-underline-style="none" officeooo:rsid="0017d47a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e585e"/>
    </style:style>
    <style:style style:name="T8" style:family="text">
      <style:text-properties officeooo:rsid="000f8b5a"/>
    </style:style>
    <style:style style:name="T9" style:family="text">
      <style:text-properties officeooo:rsid="000f9f4c"/>
    </style:style>
    <style:style style:name="T10" style:family="text">
      <style:text-properties officeooo:rsid="000ff816"/>
    </style:style>
    <style:style style:name="T11" style:family="text">
      <style:text-properties officeooo:rsid="0011438c"/>
    </style:style>
    <style:style style:name="T12" style:family="text">
      <style:text-properties officeooo:rsid="001318bc"/>
    </style:style>
    <style:style style:name="T13" style:family="text">
      <style:text-properties officeooo:rsid="00131a31"/>
    </style:style>
    <style:style style:name="T14" style:family="text">
      <style:text-properties officeooo:rsid="0017d47a"/>
    </style:style>
    <style:style style:name="T15" style:family="text">
      <style:text-properties officeooo:rsid="00182ae1"/>
    </style:style>
    <style:style style:name="T16" style:family="text">
      <style:text-properties officeooo:rsid="001a3000"/>
    </style:style>
    <style:style style:name="T17" style:family="text">
      <style:text-properties officeooo:rsid="001aa34f"/>
    </style:style>
    <style:style style:name="T18" style:family="text">
      <style:text-properties officeooo:rsid="001eeadc"/>
    </style:style>
    <style:style style:name="T19" style:family="text">
      <style:text-properties officeooo:rsid="00204300"/>
    </style:style>
    <style:style style:name="T20" style:family="text">
      <style:text-properties officeooo:rsid="002321da"/>
    </style:style>
    <style:style style:name="T21" style:family="text">
      <style:text-properties officeooo:rsid="0041deb7"/>
    </style:style>
    <style:style style:name="T22" style:family="text">
      <style:text-properties officeooo:rsid="0027e30b"/>
    </style:style>
    <style:style style:name="T23" style:family="text">
      <style:text-properties officeooo:rsid="002b6923"/>
    </style:style>
    <style:style style:name="T24" style:family="text">
      <style:text-properties officeooo:rsid="008de301"/>
    </style:style>
    <style:style style:name="T25" style:family="text">
      <style:text-properties officeooo:rsid="0011305f"/>
    </style:style>
    <style:style style:name="T26" style:family="text">
      <style:text-properties officeooo:rsid="008b4a64"/>
    </style:style>
    <style:style style:name="T27" style:family="text">
      <style:text-properties officeooo:rsid="002cb66c"/>
    </style:style>
    <style:style style:name="T28" style:family="text">
      <style:text-properties officeooo:rsid="002f27e2"/>
    </style:style>
    <style:style style:name="T29" style:family="text">
      <style:text-properties officeooo:rsid="003141e6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9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7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22"><text:a xlink:type="simple" xlink:href="#__RefHeading___Toc205_159447762" text:style-name="Internet_20_link" text:visited-style-name="Visited_20_Internet_20_Link">XML<text:tab/>5</text:a></text:p>
          <text:p text:style-name="P21"><text:a xlink:type="simple" xlink:href="#__RefHeading___Toc21_261391405" text:style-name="Internet_20_link" text:visited-style-name="Visited_20_Internet_20_Link">Схема<text:tab/>5</text:a></text:p>
          <text:p text:style-name="P21"><text:a xlink:type="simple" xlink:href="#__RefHeading___Toc23_261391405" text:style-name="Internet_20_link" text:visited-style-name="Visited_20_Internet_20_Link">Пример<text:tab/>6</text:a></text:p>
          <text:p text:style-name="P22"><text:a xlink:type="simple" xlink:href="#__RefHeading___Toc207_159447762" text:style-name="Internet_20_link" text:visited-style-name="Visited_20_Internet_20_Link">JSON<text:tab/>6</text:a></text:p>
          <text:p text:style-name="P21"><text:a xlink:type="simple" xlink:href="#__RefHeading___Toc764_445643264" text:style-name="Internet_20_link" text:visited-style-name="Visited_20_Internet_20_Link">Схема<text:tab/>6</text:a></text:p>
          <text:p text:style-name="P21"><text:a xlink:type="simple" xlink:href="#__RefHeading___Toc766_445643264" text:style-name="Internet_20_link" text:visited-style-name="Visited_20_Internet_20_Link">Пример<text:tab/>6</text:a></text:p>
          <text:p text:style-name="P22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22"><text:a xlink:type="simple" xlink:href="#__RefHeading___Toc213_159447762" text:style-name="Internet_20_link" text:visited-style-name="Visited_20_Internet_20_Link">XML<text:tab/>7</text:a></text:p>
          <text:p text:style-name="P21"><text:a xlink:type="simple" xlink:href="#__RefHeading___Toc25_261391405" text:style-name="Internet_20_link" text:visited-style-name="Visited_20_Internet_20_Link">Схема<text:tab/>7</text:a></text:p>
          <text:p text:style-name="P21"><text:a xlink:type="simple" xlink:href="#__RefHeading___Toc27_261391405" text:style-name="Internet_20_link" text:visited-style-name="Visited_20_Internet_20_Link">Пример<text:tab/>9</text:a></text:p>
          <text:p text:style-name="P22"><text:a xlink:type="simple" xlink:href="#__RefHeading___Toc215_159447762" text:style-name="Internet_20_link" text:visited-style-name="Visited_20_Internet_20_Link">JSON<text:tab/>9</text:a></text:p>
          <text:p text:style-name="P21"><text:a xlink:type="simple" xlink:href="#__RefHeading___Toc768_445643264" text:style-name="Internet_20_link" text:visited-style-name="Visited_20_Internet_20_Link">Схема<text:tab/>9</text:a></text:p>
          <text:p text:style-name="P21"><text:a xlink:type="simple" xlink:href="#__RefHeading___Toc770_445643264" text:style-name="Internet_20_link" text:visited-style-name="Visited_20_Internet_20_Link">Пример<text:tab/>10</text:a></text:p>
          <text:p text:style-name="P22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36" text:outline-level="1"/>
      <text:h text:style-name="P37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9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10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6747536830544821843" text:style-name="WW8Num2">
        <text:list-item>
          <text:p text:style-name="P34">Каждое устройство имеет уникальный 128-битный идентификатор (Uuid).</text:p>
        </text:list-item>
        <text:list-item>
          <text:p text:style-name="P23"><text:span text:style-name="T29">Устройства взаимодействуют </text:span>путем двухстороннего обмена сообщениями. Каждое сообщение — строка <text:span text:style-name="T26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24">байтом</text:span> с <text:span text:style-name="T27">десятичным </text:span>кодом 10 (<text:span text:style-name="T24">символ перевода строки, "</text:span>\n<text:span text:style-name="T21">"</text:span> <text:span text:style-name="T21">в языке С</text:span>).</text:p>
        </text:list-item>
        <text:list-item>
          <text:p text:style-name="P23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24">байтом</text:span> с <text:span text:style-name="T27">десятичным </text:span>кодом 124 <text:span text:style-name="T24">(символ "</text:span>|<text:span text:style-name="T21">")</text:span>.<text:line-break/><text:span text:style-name="T27">Пример сообщения:</text:span><text:line-break/><text:span text:style-name="T1">info|Argument 1|Argument 2|Argument 3\n</text:span></text:p>
        </text:list-item>
        <text:list-item>
          <text:p text:style-name="P24">Для экранирования служебных символов в сообщении используется <text:span text:style-name="T27">байт с десятичным кодом 92</text:span> <text:span text:style-name="T27">(</text:span>символ обратной косой черты "\"<text:span text:style-name="T27">)</text:span>. Экранирование символов производится по следующим правилам:</text:p>
          <text:list>
            <text:list-item>
              <text:p text:style-name="P25">Символ "\" экранируется им же. В сообщении — "\\".</text:p>
            </text:list-item>
            <text:list-item>
              <text:p text:style-name="P25">Символ "|" экранируется как "\|".</text:p>
            </text:list-item>
            <text:list-item>
              <text:p text:style-name="P24">Символ перевода строки заменяется экранированной буквой "n" (<text:span text:style-name="T27">десятичный код 110</text:span>). В сообщении — "\n".</text:p>
            </text:list-item>
            <text:list-item>
              <text:p text:style-name="P26">Символ с кодом 0 заменяется на экранированный "0" <text:span text:style-name="T27">(десятичный код 48)</text:span>. В сообщении — "\0".</text:p>
            </text:list-item>
            <text:list-item>
              <text:p text:style-name="P26">Произвольный байт данных может быть записан как \xHH, где HH — шестнадцатеричный код символа <text:span text:style-name="T23">в нижнем или верхнем регистре</text:span>. Пример — "\x2f". <text:span text:style-name="T23">Если шестнадцатеричный код не распознан, символ игнорируется.</text:span></text:p>
            </text:list-item>
            <text:list-item>
              <text:p text:style-name="P27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12">я</text:span><text:bookmark-end text:name="__RefHeading___Toc199_159447762"/></text:h>
      <text:list xml:id="list2722175976524627540" text:style-name="WW8Num3">
        <text:list-item>
          <text:p text:style-name="P28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8"><text:soft-page-break/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29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2. Человеко-читаемое название <text:span text:style-name="T20">(не должно быть в формате UUID)</text:span>.</text:p>
        </text:list-item>
        <text:list-item>
          <text:p text:style-name="P30">Запрос идентификации устройства-<text:span text:style-name="T10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11">Специальный идентификатор "#hub".</text:span><text:line-break/><text:span text:style-name="T11">2. </text:span>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<text:span text:style-name="T11">3.</text:span> Человеко-читаемое название.</text:p>
        </text:list-item>
        <text:list-item>
          <text:p text:style-name="P31">Перечисление подключенных к хабу устройств. Заголовок — <text:span text:style-name="T1">identify_hub</text:span>. В ответ передаются сообщения <text:span text:style-name="T1">device_info</text:span> со следующими аргументами:<text:line-break/>1. 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2. Человеко-читаемое название.</text:p>
        </text:list-item>
        <text:list-item>
          <text:p text:style-name="P28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28">Команда. Заголовок — <text:span text:style-name="T1">call</text:span>. Первый аргумент — <text:span text:style-name="T4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4">"Зарезервированные названия команд"</text:span></text:span></text:a><text:span text:style-name="T4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3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3">в случае неудачи (аргументы на усмотрение разработчика)</text:span>.</text:p>
        </text:list-item>
        <text:list-item>
          <text:p text:style-name="P28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28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32">Широковещательное <text:span text:style-name="T19">уведомление о готовности сервера</text:span> (для сетей ptp, поддерживающих широковещательные запросы, например, UDP запрос в локальной <text:span text:style-name="T18">IP</text:span> сети). Заголовок — <text:span text:style-name="T1">server_ready</text:span>. <text:span text:style-name="T18">Аргументы не требуются, но возможны, если это необходимо для идентификации сервера. Устройства, принявшие сообщение, могут идентифицировать сервер (по аргументам или, например, адресу отправителя в IP сети) и подключиться к нему.</text:span></text:p>
        </text:list-item>
        <text:list-item>
          <text:p text:style-name="P33"><text:soft-page-break/>Широковещательн<text:span text:style-name="T19">ый запрос на поиск устройства</text:span> (для сетей ptp, поддерживающих широковещательные запросы, например, UDP запрос в локальной <text:span text:style-name="T18">IP</text:span> сети). Заголовок — <text:span text:style-name="T2">find_device</text:span>. <text:span text:style-name="T18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16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13"> устройства в виде текстового шестнадцатеричного представления UUID "{xxxxxxxx-xxxx-xxxx-xxxx-xxxxxxxxxxxx}". Аналогичным образом приходят ответные сообщения.</text:span></text:p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5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5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9">#state</text:p>
          </table:table-cell>
          <table:table-cell table:style-name="Таблица1.A2" office:value-type="string">
            <text:p text:style-name="P20">отсутствуют</text:p>
          </table:table-cell>
          <table:table-cell table:style-name="Таблица1.C2" office:value-type="string">
            <text:p text:style-name="P20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0"/>
          </table:table-cell>
          <table:table-cell table:style-name="Таблица1.C2" office:value-type="string">
            <text:p text:style-name="P20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37" text:outline-level="1"><text:bookmark-start text:name="__RefHeading___Toc203_159447762"/><text:bookmark text:name="_toc100"/>Формат описания датчиков (xml или json)<text:bookmark-end text:name="__RefHeading___Toc203_159447762"/></text:h>
      <text:p text:style-name="P5">Описание датчиков представляет собой xml или json документ, которому соответствует <text:span text:style-name="T14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14">Форматы данных сенсоров</text:span></text:span></text:a><text:span text:style-name="Internet_20_link"><text:span text:style-name="T5">.</text:span></text:span></text:p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<text:soft-pag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Heading_20_2" text:outline-level="2"><text:bookmark-start text:name="__RefHeading___Toc209_159447762"/><text:bookmark text:name="_toc132"/><text:bookmark text:name="_toc129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<text:soft-page-break/>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12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</text:p>
            <text:p text:style-name="P10">Пример — передача координаты (x,y,z)</text:p>
            <text:p text:style-name="P10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10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передача координаты (x,y,z)</text:p>
            <text:p text:style-name="P10">meas|coords_lt|123456|12.0|16.3|67.9</text:p>
            <text:p text:style-name="P10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10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9">1 аргумент сообщения, содержащи<text:span text:style-name="T22">й</text:span> текст, <text:span text:style-name="T22">или 2 аргумента сообщения, содержащих временную метку глобального времени и текст.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12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 В описании сенсора в "constraints" может присутствовать параметр <text:span text:style-name="T7">"fixed_size"</text:span>, в котором указывается количество <text:span text:style-name="T7">значений в пакете</text:span>. <text:span text:style-name="T7">При этом "количество элементов в пакете" = "количество значений" * "размерность". </text:span><text:s/><text:span text:style-name="T7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8">размерности значений</text:span>. При этом <text:span text:style-name="T7">"</text:span>количество значений<text:span text:style-name="T7">"</text:span> = <text:span text:style-name="T7">"</text:span>количество элементов<text:span text:style-name="T7">"</text:span> / <text:span text:style-name="T7">"размерность"</text:span>.</text:p>
            <text:p text:style-name="P10"><text:soft-page-break/>Пример — передача координат (x,y,z)</text:p>
            <text:p text:style-name="P11">meas|coords|AABAQWZmgkHNzIdCAABQQc3MNEHNzKxB</text:p>
            <text:p text:style-name="P11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11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передача координат (x,y,z)</text:p>
            <text:p text:style-name="P11">meas|coords|123456|AABAQWZmgkHNzIdCAABQQc3MNEHNzKxB</text:p>
            <text:p text:style-name="P11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11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аналогично packet_lt</text:p>
          </table:table-cell>
        </table:table-row>
      </table:table>
      <text:h text:style-name="Heading_20_1" text:outline-level="1"><text:bookmark-start text:name="__RefHeading___Toc211_159447762"/><text:bookmark text:name="_toc145"/>Формат описания интерфейса<text:bookmark-end text:name="__RefHeading___Toc211_159447762"/></text:h>
      <text:p text:style-name="P6"><text:span text:style-name="T15">Элементы управления устройством объединены в группы,</text:span> предназначен<text:span text:style-name="T15">н</text:span>ы<text:span text:style-name="T15">е</text:span> для группировки <text:span text:style-name="T15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6">Команда ($cmd) для <text:span text:style-name="T15">элемента управления</text:span> уникальна в пределах интерфейса устройства и фактически может являться идентификатором <text:span text:style-name="T15">элемента управления</text:span>.</text:p>
      <text:p text:style-name="P6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7">Если параметры для <text:span text:style-name="T15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<text:span text:style-name="T16">Если задан один параметр, но присутствует атрибут "force_button" со значением "1", или</text:span> <text:span text:style-name="T16">е</text:span>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3_159447762"/><text:soft-page-break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P8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<text:soft-pag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xs:attribute name="<text:span text:style-name="T17">force_button</text:span>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<text:soft-page-break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soft-pag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3">checkbox</text:p>
          </table:table-cell>
          <table:table-cell table:style-name="Таблица3.A2" office:value-type="string">
            <text:p text:style-name="Table_20_Contents"><text:span text:style-name="T6">onValue</text:span> — значение, передаваемое, когда чекбокс включен (по умолчанию "1")</text:p>
            <text:p text:style-name="Table_20_Contents"><text:span text:style-name="T6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3">text_edit</text:p>
          </table:table-cell>
          <table:table-cell table:style-name="Таблица3.A2" office:value-type="string">
            <text:p text:style-name="P20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elect</text:p>
          </table:table-cell>
          <table:table-cell table:style-name="Таблица3.A2" office:value-type="string">
            <text:p text:style-name="Table_20_Contents"><text:span text:style-name="T6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lider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  <text:p text:style-name="Table_20_Contents"><text:span text:style-name="T6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dial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14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<text:soft-page-break/>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<text:span text:style-name="T28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8-03-21T21:28:25.101988723</dc:date>
    <meta:editing-cycles>155</meta:editing-cycles>
    <meta:editing-duration>P1DT23H2M46S</meta:editing-duration>
    <meta:generator>LibreOffice/4.4.7.2$Linux_x86 LibreOffice_project/40$Build-2</meta:generator>
    <meta:document-statistic meta:table-count="3" meta:image-count="5" meta:object-count="0" meta:page-count="14" meta:paragraph-count="156" meta:word-count="2124" meta:character-count="20449" meta:non-whitespace-character-count="18294"/>
  </office:meta>
</office:document-meta>
</file>